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9.304cm" fo:min-width="5.803cm"/>
      <style:paragraph-properties style:writing-mode="lr-tb"/>
    </style:style>
    <style:style style:name="gr2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472cm" fo:min-width="0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/>
    </style:style>
    <style:style style:name="gr4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789cm" fo:min-width="0cm"/>
      <style:paragraph-properties style:writing-mode="lr-tb"/>
    </style:style>
    <style:style style:name="gr5" style:family="graphic" style:parent-style-name="standard">
      <style:graphic-properties draw:fill="none" draw:textarea-vertical-align="middle" draw:auto-grow-height="false" fo:min-height="6.371cm" fo:min-width="0cm" fo:wrap-option="wrap"/>
    </style:style>
    <style:style style:name="gr6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949cm" fo:min-width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T3" style:family="text">
      <style:text-properties style:font-name="Liberation Sans2" fo:font-size="12pt" fo:font-weight="bold" style:font-name-asian="Liberation Sans2" style:font-size-asian="12pt" style:font-weight-asian="bold" style:font-name-complex="Liberation Sans2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985cm" svg:height="10.236cm" svg:x="12.7cm" svg:y="2.27cm">
          <text:p text:style-name="P1"><text:span text:style-name="T1">STARK</text:span></text:p>
          <text:p text:style-name="P1"><text:span text:style-name="T1">verifier</text:span></text:p>
          <text:p text:style-name="P1"><text:span text:style-name="T1">circu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452cm" svg:height="0.725cm" svg:x="9.848cm" svg:y="3.109cm">
          <draw:text-box>
            <text:p text:style-name="P2"><text:span text:style-name="T2">(rootC)</text:span></text:p>
          </draw:text-box>
        </draw:frame>
        <draw:connector draw:style-name="gr3" draw:text-style-name="P4" draw:layer="layout" draw:type="line" svg:x1="11.864cm" svg:y1="3.528cm" svg:x2="12.722cm" svg:y2="3.532cm" svg:d="M11864 3528l858 4" svg:viewBox="0 0 859 5">
          <text:p/>
        </draw:connector>
        <draw:frame draw:style-name="gr4" draw:text-style-name="P6" draw:layer="layout" svg:width="2.497cm" svg:height="1.039cm" svg:x="9.76cm" svg:y="10.625cm">
          <draw:text-box>
            <text:p text:style-name="P5"><text:span text:style-name="T3">publics</text:span></text:p>
          </draw:text-box>
        </draw:frame>
        <draw:frame draw:style-name="gr4" draw:text-style-name="P3" draw:layer="layout" svg:width="2.497cm" svg:height="1.039cm" svg:x="9.946cm" svg:y="3.792cm">
          <draw:text-box>
            <text:p text:style-name="P2"><text:span text:style-name="T2">root1</text:span></text:p>
          </draw:text-box>
        </draw:frame>
        <draw:frame draw:style-name="gr4" draw:text-style-name="P3" draw:layer="layout" svg:width="2.497cm" svg:height="1.039cm" svg:x="9.946cm" svg:y="4.493cm">
          <draw:text-box>
            <text:p text:style-name="P2"><text:span text:style-name="T2">root2</text:span></text:p>
          </draw:text-box>
        </draw:frame>
        <draw:frame draw:style-name="gr4" draw:text-style-name="P3" draw:layer="layout" svg:width="2.497cm" svg:height="1.039cm" svg:x="9.946cm" svg:y="5.194cm">
          <draw:text-box>
            <text:p text:style-name="P2"><text:span text:style-name="T2">root3</text:span></text:p>
          </draw:text-box>
        </draw:frame>
        <draw:frame draw:style-name="gr4" draw:text-style-name="P3" draw:layer="layout" svg:width="2.497cm" svg:height="1.039cm" svg:x="9.946cm" svg:y="5.895cm">
          <draw:text-box>
            <text:p text:style-name="P2"><text:span text:style-name="T2">root4</text:span></text:p>
          </draw:text-box>
        </draw:frame>
        <draw:frame draw:style-name="gr4" draw:text-style-name="P3" draw:layer="layout" svg:width="2.497cm" svg:height="1.039cm" svg:x="9.946cm" svg:y="6.634cm">
          <draw:text-box>
            <text:p text:style-name="P2"><text:span text:style-name="T2">evals</text:span></text:p>
          </draw:text-box>
        </draw:frame>
        <draw:frame draw:style-name="gr4" draw:text-style-name="P3" draw:layer="layout" svg:width="2.497cm" svg:height="1.039cm" svg:x="9.446cm" svg:y="7.535cm">
          <draw:text-box>
            <text:p text:style-name="P2"><text:span text:style-name="T2">si_siblings</text:span></text:p>
          </draw:text-box>
        </draw:frame>
        <draw:frame draw:style-name="gr4" draw:text-style-name="P3" draw:layer="layout" svg:width="2.497cm" svg:height="1.039cm" svg:x="9.796cm" svg:y="8.176cm">
          <draw:text-box>
            <text:p text:style-name="P2"><text:span text:style-name="T2">si_vals</text:span></text:p>
          </draw:text-box>
        </draw:frame>
        <draw:frame draw:style-name="gr4" draw:text-style-name="P3" draw:layer="layout" svg:width="2.497cm" svg:height="1.039cm" svg:x="9.856cm" svg:y="8.869cm">
          <draw:text-box>
            <text:p text:style-name="P2"><text:span text:style-name="T2">si_root</text:span></text:p>
          </draw:text-box>
        </draw:frame>
        <draw:frame draw:style-name="gr4" draw:text-style-name="P3" draw:layer="layout" svg:width="2.497cm" svg:height="1.039cm" svg:x="9.776cm" svg:y="9.752cm">
          <draw:text-box>
            <text:p text:style-name="P2"><text:span text:style-name="T2">finalPol</text:span></text:p>
          </draw:text-box>
        </draw:frame>
        <draw:connector draw:style-name="gr3" draw:text-style-name="P4" draw:layer="layout" draw:type="line" svg:x1="11.858cm" svg:y1="4.329cm" svg:x2="12.716cm" svg:y2="4.333cm" svg:d="M11858 4329l858 4" svg:viewBox="0 0 859 5">
          <text:p/>
        </draw:connector>
        <draw:connector draw:style-name="gr3" draw:text-style-name="P4" draw:layer="layout" draw:type="line" svg:x1="11.852cm" svg:y1="5.03cm" svg:x2="12.71cm" svg:y2="5.034cm" svg:d="M11852 5030l858 4" svg:viewBox="0 0 859 5">
          <text:p/>
        </draw:connector>
        <draw:connector draw:style-name="gr3" draw:text-style-name="P4" draw:layer="layout" draw:type="line" svg:x1="11.846cm" svg:y1="5.731cm" svg:x2="12.704cm" svg:y2="5.735cm" svg:d="M11846 5731l858 4" svg:viewBox="0 0 859 5">
          <text:p/>
        </draw:connector>
        <draw:connector draw:style-name="gr3" draw:text-style-name="P4" draw:layer="layout" draw:type="line" svg:x1="11.84cm" svg:y1="6.432cm" svg:x2="12.698cm" svg:y2="6.436cm" svg:d="M11840 6432l858 4" svg:viewBox="0 0 859 5">
          <text:p/>
        </draw:connector>
        <draw:connector draw:style-name="gr3" draw:text-style-name="P4" draw:layer="layout" draw:type="line" svg:x1="11.834cm" svg:y1="7.233cm" svg:x2="12.692cm" svg:y2="7.237cm" svg:d="M11834 7233l858 4" svg:viewBox="0 0 859 5">
          <text:p/>
        </draw:connector>
        <draw:connector draw:style-name="gr3" draw:text-style-name="P4" draw:layer="layout" draw:type="line" svg:x1="11.828cm" svg:y1="8.134cm" svg:x2="12.686cm" svg:y2="8.138cm" svg:d="M11828 8134l858 4" svg:viewBox="0 0 859 5">
          <text:p/>
        </draw:connector>
        <draw:connector draw:style-name="gr3" draw:text-style-name="P4" draw:layer="layout" draw:type="line" svg:x1="11.822cm" svg:y1="8.735cm" svg:x2="12.68cm" svg:y2="8.739cm" svg:d="M11822 8735l858 4" svg:viewBox="0 0 859 5">
          <text:p/>
        </draw:connector>
        <draw:connector draw:style-name="gr3" draw:text-style-name="P4" draw:layer="layout" draw:type="line" svg:x1="11.816cm" svg:y1="9.436cm" svg:x2="12.674cm" svg:y2="9.44cm" svg:d="M11816 9436l858 4" svg:viewBox="0 0 859 5">
          <text:p/>
        </draw:connector>
        <draw:connector draw:style-name="gr3" draw:text-style-name="P4" draw:layer="layout" draw:type="line" svg:x1="11.81cm" svg:y1="10.337cm" svg:x2="12.668cm" svg:y2="10.341cm" svg:d="M11810 10337l858 4" svg:viewBox="0 0 859 5">
          <text:p/>
        </draw:connector>
        <draw:connector draw:style-name="gr3" draw:text-style-name="P4" draw:layer="layout" draw:type="line" svg:x1="11.804cm" svg:y1="11.138cm" svg:x2="12.662cm" svg:y2="11.142cm" svg:d="M11804 11138l858 4" svg:viewBox="0 0 859 5">
          <text:p/>
        </draw:connector>
        <draw:custom-shape draw:style-name="gr5" draw:text-style-name="P4" draw:layer="layout" svg:width="0.635cm" svg:height="6.985cm" svg:x="9.19cm" svg:y="3.3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6" draw:layer="layout" svg:width="3.643cm" svg:height="1.199cm" draw:transform="rotate (1.5707963267949) translate (8.239cm 8.78cm)">
          <draw:text-box>
            <text:p text:style-name="P5"><text:span text:style-name="T3">private input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1H21M38S</meta:editing-duration>
    <meta:editing-cycles>22</meta:editing-cycles>
    <meta:generator>LibreOffice/7.3.7.2$Linux_X86_64 LibreOffice_project/30$Build-2</meta:generator>
    <dc:date>2023-01-22T17:55:35.899770963</dc:date>
    <meta:document-statistic meta:object-count="48"/>
  </office:meta>
</office:document-meta>
</file>